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Filing Packet Index</text:p>
      <text:p text:style-name="Text_20_body">This index identifies the current filing packet in submission order and separates required items from optional support materials.</text:p>
      <text:h text:style-name="Heading_20_2" text:outline-level="2">Required</text:h>
      <text:list text:style-name="L1">
        <text:list-item>
          <text:p text:style-name="P3">Complaint </text:p>
        </text:list-item>
        <text:list-item>
          <text:p text:style-name="P2">improved-complaint-from-temporary-session.md</text:p>
        </text:list-item>
        <text:list-item>
          <text:p text:style-name="P2">Exhibit assembly order</text:p>
        </text:list-item>
        <text:list-item>
          <text:p text:style-name="P2">improved-complaint-from-temporary-session.filing-exhibit-order.md</text:p>
        </text:list-item>
        <text:list-item>
          <text:p text:style-name="P2">Exhibit map</text:p>
        </text:list-item>
        <text:list-item>
          <text:p text:style-name="P2">improved-complaint-from-temporary-session.exhibit-map.md</text:p>
        </text:list-item>
        <text:list-item>
          <text:p text:style-name="P2">Filing readiness checklist</text:p>
        </text:list-item>
        <text:list-item>
          <text:p text:style-name="P2">improved-complaint-from-temporary-session.filing-readiness-checklist.md</text:p>
        </text:list-item>
        <text:list-item>
          <text:p text:style-name="P2">Core theory and citation support</text:p>
        </text:list-item>
        <text:list-item>
          <text:p text:style-name="P3">improved-complaint-from-temporary-session.theory-crosswalk.md </text:p>
        </text:list-item>
        <text:list-item>
          <text:p text:style-name="P2">improved-complaint-from-temporary-session.counts-ii-iii-iv-citation-sheet.md</text:p>
        </text:list-item>
        <text:list-item>
          <text:p text:style-name="P2">Packet summary</text:p>
        </text:list-item>
        <text:list-item>
          <text:p text:style-name="P2">improved-complaint-from-temporary-session.summary.json </text:p>
        </text:list-item>
      </text:list>
      <text:h text:style-name="Heading_20_2" text:outline-level="2">Core Exhibits To Attach</text:h>
      <text:p text:style-name="Text_20_body">If filing the full exhibit set, use the order in: - improved-complaint-from-temporary-session.filing-exhibit-order.md</text:p>
      <text:p text:style-name="Text_20_body">If filing a reduced priority set first, use: - Exhibit G - Exhibit H - Exhibit J - Exhibit N - Exhibit O - Exhibit P - Exhibit Q - Exhibit R</text:p>
      <text:h text:style-name="Heading_20_2" text:outline-level="2">Optional</text:h>
      <text:p text:style-name="Text_20_body">Use these if you want the packet to include additional explanation or witness-support materials.</text:p>
      <text:list text:style-name="L2">
        <text:list-item>
          <text:p text:style-name="P5">Julio hearing packet index </text:p>
        </text:list-item>
        <text:list-item>
          <text:p text:style-name="P4">improved-complaint-from-temporary-session.julio-hearing-packet-index.md</text:p>
        </text:list-item>
        <text:list-item>
          <text:p text:style-name="P4">Julio hearing filing cover note</text:p>
        </text:list-item>
        <text:list-item>
          <text:p text:style-name="P4">improved-complaint-from-temporary-session.julio-hearing-filing-cover-note.md</text:p>
        </text:list-item>
        <text:list-item>
          <text:p text:style-name="P4"><text:soft-page-break/>Benjamin Julio declaration draft</text:p>
        </text:list-item>
        <text:list-item>
          <text:p text:style-name="P4">improved-complaint-from-temporary-session.benjamin-julio-hearing-declaration-fillable.md</text:p>
        </text:list-item>
        <text:list-item>
          <text:p text:style-name="P4">Benjamin signing worksheet</text:p>
        </text:list-item>
        <text:list-item>
          <text:p text:style-name="P4">improved-complaint-from-temporary-session.benjamin-julio-signing-worksheet.md</text:p>
        </text:list-item>
        <text:list-item>
          <text:p text:style-name="P4">ACOP excerpt for hearing access</text:p>
        </text:list-item>
        <text:list-item>
          <text:p text:style-name="P4">improved-complaint-from-temporary-session.julio-hearing-acop-excerpt.md </text:p>
        </text:list-item>
      </text:list>
      <text:h text:style-name="Heading_20_2" text:outline-level="2">Current Best Practical Submission Order</text:h>
      <text:list text:style-name="L3">
        <text:list-item>
          <text:p text:style-name="P7">Complaint </text:p>
        </text:list-item>
        <text:list-item>
          <text:p text:style-name="P7">Reduced priority exhibits or full exhibit set </text:p>
        </text:list-item>
        <text:list-item>
          <text:p text:style-name="P7">Theory and citation support sheets </text:p>
        </text:list-item>
        <text:list-item>
          <text:p text:style-name="P6">Optional declaration materials if signed and truthful </text:p>
        </text:list-item>
      </text:list>
      <text:h text:style-name="Heading_20_2" text:outline-level="2">Final Cautions</text:h>
      <text:list text:style-name="L4">
        <text:list-item>
          <text:p text:style-name="P9">Exhibit Q should remain expressly limited to context, notice, and motive-related support. </text:p>
        </text:list-item>
        <text:list-item>
          <text:p text:style-name="P9">Exhibit R proves notice to <text:span text:style-name="Source_20_Text">charity@magikcorp.com</text:span>, not a proved <text:span text:style-name="Source_20_Text">blossom@quantumres.com</text:span> address. </text:p>
        </text:list-item>
        <text:list-item>
          <text:p text:style-name="P8">County SHS, RLRA, H4S, and related civil-rights materials should remain framed as policy-background, motive, and program-structure support, not as legal authorization for discrimination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5%"/>
      <style:text-properties style:font-name="Georgia" fo:font-family="Georgia, 'Times New Roman', serif" style:font-name-asian="Georgia" style:font-family-asian="Georgia, 'Times New Roman', serif" style:font-name-complex="Georgia" style:font-family-complex="Georgia, 'Times New Roman'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keep-with-next="always"/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 fo:keep-with-next="always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inal Filing Packet Index</dc:title>
    <meta:document-statistic meta:table-count="0" meta:image-count="0" meta:object-count="0" meta:page-count="2" meta:paragraph-count="40" meta:word-count="238" meta:character-count="2253" meta:non-whitespace-character-count="2073"/>
    <meta:generator>LibreOffice/24.2.7.2$Linux_AARCH64 LibreOffice_project/420$Build-2</meta:generator>
    <meta:user-defined meta:name=""/>
  </office:meta>
</office:document-meta>
</file>